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urrent 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4" calcext:value-type="float">
            <text:p>-24</text:p>
          </table:table-cell>
          <table:table-cell table:formula="of:=[.E6]+[.D7]" office:value-type="float" office:value="-24" calcext:value-type="float">
            <text:p>-24</text:p>
          </table:table-cell>
          <table:table-cell office:value-type="string" calcext:value-type="string">
            <text:p>add</text:p>
          </table:table-cell>
          <table:table-cell office:value-type="float" office:value="-24" calcext:value-type="float">
            <text:p>-24</text:p>
          </table:table-cell>
          <table:table-cell table:formula="of:=[.H6]+[.G7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7]+[.D8]" office:value-type="float" office:value="-2" calcext:value-type="float">
            <text:p>-2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7]+[.G8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8]+[.D9]" office:value-type="float" office:value="-14" calcext:value-type="float">
            <text:p>-14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8]+[.G9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9]+[.D10]" office:value-type="float" office:value="-27" calcext:value-type="float">
            <text:p>-27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9]+[.G10]"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10]+[.D11]" office:value-type="float" office:value="0" calcext:value-type="float">
            <text:p>0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10]+[.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11]+[.D12]" office:value-type="float" office:value="-24" calcext:value-type="float">
            <text:p>-24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float" office:value="-25" calcext:value-type="float">
            <text:p>-25</text:p>
          </table:table-cell>
          <table:table-cell table:style-name="ce4" table:formula="of:=[.H11]+[.G12]" office:value-type="float" office:value="-25" calcext:value-type="float">
            <text:p>-25</text:p>
          </table:table-cell>
          <table:table-cell/>
          <table:table-cell office:value-type="string" calcext:value-type="string">
            <text:p>express is made of L1 + 1 + L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12]+[.G13]" office:value-type="float" office:value="-3" calcext:value-type="float">
            <text:p>-3</text:p>
          </table:table-cell>
          <table:table-cell/>
          <table:table-cell office:value-type="string" calcext:value-type="string">
            <text:p>cannot apply 22dB gain → 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13]+[.G14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14]+[.G15]"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15]+[.G1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16]+[.G17]"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ection :</text:p>
          </table:table-cell>
          <table:table-cell table:number-columns-repeated="8"/>
          <table:table-cell office:value-type="string" calcext:value-type="string">
            <text:p>mode power fal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3" table:formula="of:=[.E22]+[.D23]" office:value-type="float" office:value="-23" calcext:value-type="float">
            <text:p>-23</text:p>
          </table:table-cell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3" table:formula="of:=[.H22]+[.G23]" office:value-type="float" office:value="-23" calcext:value-type="float">
            <text:p>-23</text:p>
          </table:table-cell>
          <table:table-cell/>
          <table:table-cell table:style-name="ce3" office:value-type="string" calcext:value-type="string">
            <text:p>channel_pout_target (of the last « roadm in sit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23]+[.D24]" office:value-type="float" office:value="-1" calcext:value-type="float">
            <text:p>-1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5" table:formula="of:=[.H23]+[.G2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24]+[.D25]" office:value-type="float" office:value="-13" calcext:value-type="float">
            <text:p>-13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24]+[.G25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25]+[.D26]" office:value-type="float" office:value="-26" calcext:value-type="float">
            <text:p>-26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25]+[.G26]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26]+[.D27]" office:value-type="float" office:value="1" calcext:value-type="float">
            <text:p>1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26]+[.G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27]+[.D28]" office:value-type="float" office:value="-23" calcext:value-type="float">
            <text:p>-23</text:p>
          </table:table-cell>
          <table:table-cell office:value-type="string" calcext:value-type="string">
            <text:p>express</text:p>
          </table:table-cell>
          <table:table-cell office:value-type="float" office:value="-24" calcext:value-type="float">
            <text:p>-24</text:p>
          </table:table-cell>
          <table:table-cell table:formula="of:=[.H27]+[.G28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5" table:formula="of:=[.H28]+[.G2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29]+[.G30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30]+[.G31]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31]+[.G3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32]+[.G33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office:value-type="string" calcext:value-type="string">
            <text:p>20.54</text:p>
          </table:table-cell>
          <table:table-cell table:number-columns-repeated="2"/>
          <table:table-cell office:value-type="string" calcext:value-type="string">
            <text:p>23.46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8"/>
          <table:table-cell office:value-type="string" calcext:value-type="string">
            <text:p>reduce to 40 channel system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 avoid max power hitting on fixed27 amplifi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3" table:formula="of:=[.E41]+[.D42]" office:value-type="float" office:value="-22" calcext:value-type="float">
            <text:p>-22</text:p>
          </table:table-cell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3" table:formula="of:=[.H41]+[.G42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42]+[.D43]" office:value-type="float" office:value="0" calcext:value-type="float">
            <text:p>0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5" table:formula="of:=[.H42]+[.G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43]+[.D44]" office:value-type="float" office:value="-12" calcext:value-type="float">
            <text:p>-12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43]+[.G44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44]+[.D45]" office:value-type="float" office:value="-25" calcext:value-type="float">
            <text:p>-25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44]+[.G45]"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45]+[.D46]" office:value-type="float" office:value="2" calcext:value-type="float">
            <text:p>2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45]+[.G4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46]+[.D47]" office:value-type="float" office:value="-22" calcext:value-type="float">
            <text:p>-22</text:p>
          </table:table-cell>
          <table:table-cell office:value-type="string" calcext:value-type="string">
            <text:p>express</text:p>
          </table:table-cell>
          <table:table-cell office:value-type="float" office:value="-24" calcext:value-type="float">
            <text:p>-24</text:p>
          </table:table-cell>
          <table:table-cell table:style-name="ce3" table:formula="of:=[.H46]+[.G47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5" table:formula="of:=[.H47]+[.G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48]+[.G49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49]+[.G50]"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50]+[.G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51]+[.G52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office:value-type="string" calcext:value-type="string">
            <text:p>21.41</text:p>
          </table:table-cell>
          <table:table-cell table:number-columns-repeated="2"/>
          <table:table-cell office:value-type="string" calcext:value-type="string">
            <text:p>24.2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3" table:formula="of:=[.E58]+[.D59]" office:value-type="float" office:value="-21" calcext:value-type="float">
            <text:p>-21</text:p>
          </table:table-cell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3" table:formula="of:=[.H58]+[.G59]"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59]+[.D60]" office:value-type="float" office:value="1" calcext:value-type="float">
            <text:p>1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59]+[.G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60]+[.D61]" office:value-type="float" office:value="-11" calcext:value-type="float">
            <text:p>-11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60]+[.G61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61]+[.D62]" office:value-type="float" office:value="-24" calcext:value-type="float">
            <text:p>-24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61]+[.G62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62]+[.D63]" office:value-type="float" office:value="3" calcext:value-type="float">
            <text:p>3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62]+[.G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63]+[.D64]" office:value-type="float" office:value="-21" calcext:value-type="float">
            <text:p>-21</text:p>
          </table:table-cell>
          <table:table-cell office:value-type="string" calcext:value-type="string">
            <text:p>express</text:p>
          </table:table-cell>
          <table:table-cell office:value-type="float" office:value="-24" calcext:value-type="float">
            <text:p>-24</text:p>
          </table:table-cell>
          <table:table-cell table:style-name="ce3" table:formula="of:=[.H63]+[.G64]"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64]+[.G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65]+[.G66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66]+[.G67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67]+[.G6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68]+[.G69]"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office:value-type="string" calcext:value-type="string">
            <text:p>22.24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ave symmetrical « roadm loses »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roduce « corrected » with detailed site roadms</text:p>
          </table:table-cell>
          <table:table-cell table:number-columns-repeated="2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17" calcext:value-type="float">
            <text:p>-17</text:p>
          </table:table-cell>
          <table:table-cell table:style-name="ce1" table:formula="of:=[.E77]+[.D78]" office:value-type="float" office:value="-17" calcext:value-type="float">
            <text:p>-17</text:p>
          </table:table-cell>
          <table:table-cell table:style-name="ce1" office:value-type="string" calcext:value-type="string">
            <text:p>add</text:p>
          </table:table-cell>
          <table:table-cell office:value-type="float" office:value="-17" calcext:value-type="float">
            <text:p>-17</text:p>
          </table:table-cell>
          <table:table-cell table:style-name="ce1" table:formula="of:=[.H77]+[.G78]"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ch</text:p>
          </table:table-cell>
          <table:table-cell office:value-type="float" office:value="-1" calcext:value-type="float">
            <text:p>-1</text:p>
          </table:table-cell>
          <table:table-cell table:style-name="ce1" table:formula="of:=[.E78]+[.D79]" office:value-type="float" office:value="-18" calcext:value-type="float">
            <text:p>-18</text:p>
          </table:table-cell>
          <table:table-cell table:style-name="ce1" office:value-type="string" calcext:value-type="string">
            <text:p>patch</text:p>
          </table:table-cell>
          <table:table-cell office:value-type="float" office:value="-1" calcext:value-type="float">
            <text:p>-1</text:p>
          </table:table-cell>
          <table:table-cell table:style-name="ce1" table:formula="of:=[.H78]+[.G79]"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table:style-name="ce2" office:value-type="float" office:value="-5" calcext:value-type="float">
            <text:p>-5</text:p>
          </table:table-cell>
          <table:table-cell table:style-name="ce1" table:formula="of:=[.E79]+[.D80]" office:value-type="float" office:value="-23" calcext:value-type="float">
            <text:p>-23</text:p>
          </table:table-cell>
          <table:table-cell table:style-name="ce1" office:value-type="string" calcext:value-type="string">
            <text:p>Line</text:p>
          </table:table-cell>
          <table:table-cell table:style-name="ce2" office:value-type="float" office:value="-5" calcext:value-type="float">
            <text:p>-5</text:p>
          </table:table-cell>
          <table:table-cell table:style-name="ce1" table:formula="of:=[.H79]+[.G80]" office:value-type="float" office:value="-23" calcext:value-type="float">
            <text:p>-23</text:p>
          </table:table-cell>
          <table:table-cell/>
          <table:table-cell office:value-type="string" calcext:value-type="string">
            <text:p>these values are impossible 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1" table:formula="of:=[.E80]+[.D81]" office:value-type="float" office:value="-1" calcext:value-type="float">
            <text:p>-1</text:p>
          </table:table-cell>
          <table:table-cell table:style-name="ce1" office:value-type="string" calcext:value-type="string">
            <text:p>booster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H80]+[.G81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style-name="ce1" table:formula="of:=[.E81]+[.D82]" office:value-type="float" office:value="-13" calcext:value-type="float">
            <text:p>-13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float" office:value="-12" calcext:value-type="float">
            <text:p>-12</text:p>
          </table:table-cell>
          <table:table-cell table:style-name="ce1" table:formula="of:=[.H81]+[.G82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style-name="ce1" table:formula="of:=[.E82]+[.D83]" office:value-type="float" office:value="-26" calcext:value-type="float">
            <text:p>-26</text:p>
          </table:table-cell>
          <table:table-cell table:style-name="ce1" office:value-type="string" calcext:value-type="string">
            <text:p>fiber</text:p>
          </table:table-cell>
          <table:table-cell table:style-name="ce1" office:value-type="float" office:value="-13" calcext:value-type="float">
            <text:p>-13</text:p>
          </table:table-cell>
          <table:table-cell table:style-name="ce1" table:formula="of:=[.H82]+[.G83]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style-name="ce1" table:formula="of:=[.E83]+[.D84]" office:value-type="float" office:value="1" calcext:value-type="float">
            <text:p>1</text:p>
          </table:table-cell>
          <table:table-cell table:style-name="ce1" office:value-type="string" calcext:value-type="string">
            <text:p>preamp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formula="of:=[.H83]+[.G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float" office:value="-24" calcext:value-type="float">
            <text:p>-24</text:p>
          </table:table-cell>
          <table:table-cell table:style-name="ce1" table:formula="of:=[.E84]+[.D85]" office:value-type="float" office:value="-23" calcext:value-type="float">
            <text:p>-2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-24" calcext:value-type="float">
            <text:p>-24</text:p>
          </table:table-cell>
          <table:table-cell table:style-name="ce1" table:formula="of:=[.H84]+[.G85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atch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E85]+[.D86]" office:value-type="float" office:value="-24" calcext:value-type="float">
            <text:p>-24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H85]+[.G86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[.E86]+[.D87]" office:value-type="float" office:value="-24" calcext:value-type="float">
            <text:p>-24</text:p>
          </table:table-cell>
          <table:table-cell table:style-name="ce1" office:value-type="string" calcext:value-type="string">
            <text:p>Line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[.H86]+[.G87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booster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H87]+[.G88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padding</text:p>
          </table:table-cell>
          <table:table-cell table:style-name="ce1" office:value-type="float" office:value="-12" calcext:value-type="float">
            <text:p>-12</text:p>
          </table:table-cell>
          <table:table-cell table:style-name="ce1" table:formula="of:=[.H88]+[.G89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fiber</text:p>
          </table:table-cell>
          <table:table-cell table:style-name="ce1" office:value-type="float" office:value="-13" calcext:value-type="float">
            <text:p>-13</text:p>
          </table:table-cell>
          <table:table-cell table:style-name="ce1" table:formula="of:=[.H89]+[.G90]"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preamp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formula="of:=[.H90]+[.G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Line</text:p>
          </table:table-cell>
          <table:table-cell table:style-name="ce1" office:value-type="float" office:value="-23" calcext:value-type="float">
            <text:p>-23</text:p>
          </table:table-cell>
          <table:table-cell table:style-name="ce1" table:formula="of:=[.H91]+[.G92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patch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H92]+[.G93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drop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3]+[.G94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office:value-type="string" calcext:value-type="string">
            <text:p>20.54</text:p>
          </table:table-cell>
          <table:table-cell table:number-columns-repeated="2"/>
          <table:table-cell office:value-type="string" calcext:value-type="string">
            <text:p>23.46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hange the repartition of losses in the roadm representa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table:formula="of:=[.E104]-[.E103]" office:value-type="float" office:value="-12.5" calcext:value-type="float">
            <text:p>-12,5</text:p>
          </table:table-cell>
          <table:table-cell table:style-name="ce1" office:value-type="float" office:value="-11.5" calcext:value-type="float">
            <text:p>-11,5</text:p>
          </table:table-cell>
          <table:table-cell table:style-name="ce1" office:value-type="string" calcext:value-type="string">
            <text:p>add</text:p>
          </table:table-cell>
          <table:table-cell table:formula="of:=[.H104]-[.H103]" office:value-type="float" office:value="-12.5" calcext:value-type="float">
            <text:p>-12,5</text:p>
          </table:table-cell>
          <table:table-cell table:style-name="ce1" office:value-type="float" office:value="-11.5" calcext:value-type="float">
            <text:p>-1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ch</text:p>
          </table:table-cell>
          <table:table-cell table:formula="of:=[.E105]-[.E104]" office:value-type="float" office:value="-1" calcext:value-type="float">
            <text:p>-1</text:p>
          </table:table-cell>
          <table:table-cell table:style-name="ce1" office:value-type="float" office:value="-12.5" calcext:value-type="float">
            <text:p>-12,5</text:p>
          </table:table-cell>
          <table:table-cell table:style-name="ce1" office:value-type="string" calcext:value-type="string">
            <text:p>patch</text:p>
          </table:table-cell>
          <table:table-cell table:formula="of:=[.H105]-[.H104]" office:value-type="float" office:value="-1" calcext:value-type="float">
            <text:p>-1</text:p>
          </table:table-cell>
          <table:table-cell table:style-name="ce1" office:value-type="float" office:value="-12.5" calcext:value-type="float">
            <text:p>-12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table:formula="of:=[.E106]-[.E105]" office:value-type="float" office:value="-10.5" calcext:value-type="float">
            <text:p>-10,5</text:p>
          </table:table-cell>
          <table:table-cell table:style-name="ce1" office:value-type="float" office:value="-23" calcext:value-type="float">
            <text:p>-23</text:p>
          </table:table-cell>
          <table:table-cell table:style-name="ce1" office:value-type="string" calcext:value-type="string">
            <text:p>Line</text:p>
          </table:table-cell>
          <table:table-cell table:formula="of:=[.H106]-[.H105]" office:value-type="float" office:value="-10.5" calcext:value-type="float">
            <text:p>-10,5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table:formula="of:=[.E107]-[.E106]" office:value-type="float" office:value="22" calcext:value-type="float">
            <text:p>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booster</text:p>
          </table:table-cell>
          <table:table-cell table:formula="of:=[.H107]-[.H106]" office:value-type="float" office:value="22" calcext:value-type="float">
            <text:p>2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table:formula="of:=[.E108]-[.E107]" office:value-type="float" office:value="-12" calcext:value-type="float">
            <text:p>-12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string" calcext:value-type="string">
            <text:p>padding</text:p>
          </table:table-cell>
          <table:table-cell table:formula="of:=[.H108]-[.H107]" office:value-type="float" office:value="-12" calcext:value-type="float">
            <text:p>-12</text:p>
          </table:table-cell>
          <table:table-cell table:style-name="ce1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table:formula="of:=[.E109]-[.E108]" office:value-type="float" office:value="-13" calcext:value-type="float">
            <text:p>-13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string" calcext:value-type="string">
            <text:p>fiber</text:p>
          </table:table-cell>
          <table:table-cell table:formula="of:=[.H109]-[.H108]" office:value-type="float" office:value="-13" calcext:value-type="float">
            <text:p>-13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table:formula="of:=[.E110]-[.E109]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amp</text:p>
          </table:table-cell>
          <table:table-cell table:formula="of:=[.H110]-[.H109]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table:formula="of:=[.E111]-[.E110]" office:value-type="float" office:value="-11.5" calcext:value-type="float">
            <text:p>-11,5</text:p>
          </table:table-cell>
          <table:table-cell table:style-name="ce1" office:value-type="float" office:value="-10.5" calcext:value-type="float">
            <text:p>-10,5</text:p>
          </table:table-cell>
          <table:table-cell table:style-name="ce1" office:value-type="string" calcext:value-type="string">
            <text:p>Line</text:p>
          </table:table-cell>
          <table:table-cell table:formula="of:=[.H111]-[.H110]" office:value-type="float" office:value="-11.5" calcext:value-type="float">
            <text:p>-11,5</text:p>
          </table:table-cell>
          <table:table-cell table:style-name="ce1" office:value-type="float" office:value="-10.5" calcext:value-type="float">
            <text:p>-10,5</text:p>
          </table:table-cell>
          <table:table-cell/>
          <table:table-cell office:value-type="string" calcext:value-type="string">
            <text:p>this case is not possible because the line directions have the same taget power ou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atch</text:p>
          </table:table-cell>
          <table:table-cell table:formula="of:=[.E112]-[.E111]" office:value-type="float" office:value="-1" calcext:value-type="float">
            <text:p>-1</text:p>
          </table:table-cell>
          <table:table-cell table:style-name="ce1" office:value-type="float" office:value="-11.5" calcext:value-type="float">
            <text:p>-11,5</text:p>
          </table:table-cell>
          <table:table-cell table:style-name="ce1" office:value-type="string" calcext:value-type="string">
            <text:p>patch</text:p>
          </table:table-cell>
          <table:table-cell table:formula="of:=[.H112]-[.H111]" office:value-type="float" office:value="-1" calcext:value-type="float">
            <text:p>-1</text:p>
          </table:table-cell>
          <table:table-cell table:style-name="ce1" office:value-type="float" office:value="-11.5" calcext:value-type="float">
            <text:p>-1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table:formula="of:=[.E113]-[.E112]" office:value-type="float" office:value="-12.5" calcext:value-type="float">
            <text:p>-12,5</text:p>
          </table:table-cell>
          <table:table-cell table:style-name="ce1" office:value-type="float" office:value="-24" calcext:value-type="float">
            <text:p>-24</text:p>
          </table:table-cell>
          <table:table-cell table:style-name="ce1" office:value-type="string" calcext:value-type="string">
            <text:p>Line</text:p>
          </table:table-cell>
          <table:table-cell table:formula="of:=[.H113]-[.H112]" office:value-type="float" office:value="-11.5" calcext:value-type="float">
            <text:p>-11,5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booster</text:p>
          </table:table-cell>
          <table:table-cell table:formula="of:=[.H114]-[.H113]" office:value-type="float" office:value="22" calcext:value-type="float">
            <text:p>2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padding</text:p>
          </table:table-cell>
          <table:table-cell table:formula="of:=[.H115]-[.H114]" office:value-type="float" office:value="-12" calcext:value-type="float">
            <text:p>-12</text:p>
          </table:table-cell>
          <table:table-cell table:style-name="ce1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fiber</text:p>
          </table:table-cell>
          <table:table-cell table:formula="of:=[.H116]-[.H115]" office:value-type="float" office:value="-13" calcext:value-type="float">
            <text:p>-13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preamp</text:p>
          </table:table-cell>
          <table:table-cell table:formula="of:=[.H117]-[.H116]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Line</text:p>
          </table:table-cell>
          <table:table-cell table:formula="of:=[.H118]-[.H117]" office:value-type="float" office:value="-11.5" calcext:value-type="float">
            <text:p>-11,5</text:p>
          </table:table-cell>
          <table:table-cell table:style-name="ce1" office:value-type="float" office:value="-10.5" calcext:value-type="float">
            <text:p>-10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patch</text:p>
          </table:table-cell>
          <table:table-cell table:formula="of:=[.H119]-[.H118]" office:value-type="float" office:value="-1" calcext:value-type="float">
            <text:p>-1</text:p>
          </table:table-cell>
          <table:table-cell table:style-name="ce1" office:value-type="float" office:value="-11.5" calcext:value-type="float">
            <text:p>-11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drop</text:p>
          </table:table-cell>
          <table:table-cell table:formula="of:=[.H120]-[.H119]" office:value-type="float" office:value="-12.5" calcext:value-type="float">
            <text:p>-12,5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3:14:32.804900943</meta:creation-date>
    <dc:date>2019-10-29T17:18:32.960762363</dc:date>
    <meta:editing-duration>P1DT13M53S</meta:editing-duration>
    <meta:editing-cycles>4</meta:editing-cycles>
    <meta:generator>LibreOffice/6.0.7.3$Linux_X86_64 LibreOffice_project/00m0$Build-3</meta:generator>
    <meta:document-statistic meta:table-count="1" meta:cell-count="441" meta:object-count="0"/>
  </office:meta>
</office:document-meta>
</file>